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72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2.7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21in" svg:height="3.911in" svg:x="0in" svg:y="18.4256in">
            <draw:object draw:notify-on-update-of-ranges="Sheet1.B3:Sheet1.B102 Sheet1.C3:Sheet1.C10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6224in" svg:y="18.528in">
            <draw:object draw:notify-on-update-of-ranges="Sheet1.E3:Sheet1.E102 Sheet1.F3:Sheet1.F1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st 1</text:p>
          </table:table-cell>
          <table:table-cell table:number-columns-repeated="2"/>
          <table:table-cell office:value-type="string" calcext:value-type="string">
            <text:p>Tes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Vertex of A</text:p>
          </table:table-cell>
          <table:table-cell office:value-type="string" calcext:value-type="string">
            <text:p>Number of edge A</text:p>
          </table:table-cell>
          <table:table-cell office:value-type="string" calcext:value-type="string">
            <text:p>Number of edge B(Min. Maximal Matching)</text:p>
          </table:table-cell>
          <table:table-cell office:value-type="string" calcext:value-type="string">
            <text:p>number of Vertex of A</text:p>
          </table:table-cell>
          <table:table-cell office:value-type="string" calcext:value-type="string">
            <text:p>Number of edge A</text:p>
          </table:table-cell>
          <table:table-cell office:value-type="string" calcext:value-type="string">
            <text:p>Number of edge B(Min. Maximal Matching)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386" calcext:value-type="float">
            <text:p>1386</text:p>
          </table:table-cell>
          <table:table-cell office:value-type="float" office:value="603" calcext:value-type="float">
            <text:p>603</text:p>
          </table:table-cell>
          <table:table-cell office:value-type="float" office:value="500" calcext:value-type="float">
            <text:p>500</text:p>
          </table:table-cell>
          <table:table-cell office:value-type="float" office:value="75947" calcext:value-type="float">
            <text:p>75947</text:p>
          </table:table-cell>
          <table:table-cell office:value-type="float" office:value="21433" calcext:value-type="float">
            <text:p>2143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154" calcext:value-type="float">
            <text:p>4154</text:p>
          </table:table-cell>
          <table:table-cell office:value-type="float" office:value="2610" calcext:value-type="float">
            <text:p>2610</text:p>
          </table:table-cell>
          <table:table-cell office:value-type="float" office:value="500" calcext:value-type="float">
            <text:p>500</text:p>
          </table:table-cell>
          <table:table-cell office:value-type="float" office:value="77345" calcext:value-type="float">
            <text:p>77345</text:p>
          </table:table-cell>
          <table:table-cell office:value-type="float" office:value="21577" calcext:value-type="float">
            <text:p>2157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063" calcext:value-type="float">
            <text:p>6063</text:p>
          </table:table-cell>
          <table:table-cell office:value-type="float" office:value="3448" calcext:value-type="float">
            <text:p>3448</text:p>
          </table:table-cell>
          <table:table-cell office:value-type="float" office:value="500" calcext:value-type="float">
            <text:p>500</text:p>
          </table:table-cell>
          <table:table-cell office:value-type="float" office:value="78369" calcext:value-type="float">
            <text:p>78369</text:p>
          </table:table-cell>
          <table:table-cell office:value-type="float" office:value="21751" calcext:value-type="float">
            <text:p>2175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90" calcext:value-type="float">
            <text:p>790</text:p>
          </table:table-cell>
          <table:table-cell office:value-type="float" office:value="341" calcext:value-type="float">
            <text:p>341</text:p>
          </table:table-cell>
          <table:table-cell office:value-type="float" office:value="500" calcext:value-type="float">
            <text:p>500</text:p>
          </table:table-cell>
          <table:table-cell office:value-type="float" office:value="79088" calcext:value-type="float">
            <text:p>79088</text:p>
          </table:table-cell>
          <table:table-cell office:value-type="float" office:value="21896" calcext:value-type="float">
            <text:p>218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9" calcext:value-type="float">
            <text:p>979</text:p>
          </table:table-cell>
          <table:table-cell office:value-type="float" office:value="418" calcext:value-type="float">
            <text:p>418</text:p>
          </table:table-cell>
          <table:table-cell office:value-type="float" office:value="500" calcext:value-type="float">
            <text:p>500</text:p>
          </table:table-cell>
          <table:table-cell office:value-type="float" office:value="81210" calcext:value-type="float">
            <text:p>81210</text:p>
          </table:table-cell>
          <table:table-cell office:value-type="float" office:value="22246" calcext:value-type="float">
            <text:p>2224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439" calcext:value-type="float">
            <text:p>2439</text:p>
          </table:table-cell>
          <table:table-cell office:value-type="float" office:value="1544" calcext:value-type="float">
            <text:p>1544</text:p>
          </table:table-cell>
          <table:table-cell office:value-type="float" office:value="500" calcext:value-type="float">
            <text:p>500</text:p>
          </table:table-cell>
          <table:table-cell office:value-type="float" office:value="81936" calcext:value-type="float">
            <text:p>81936</text:p>
          </table:table-cell>
          <table:table-cell office:value-type="float" office:value="22369" calcext:value-type="float">
            <text:p>223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72" calcext:value-type="float">
            <text:p>1172</text:p>
          </table:table-cell>
          <table:table-cell office:value-type="float" office:value="528" calcext:value-type="float">
            <text:p>528</text:p>
          </table:table-cell>
          <table:table-cell office:value-type="float" office:value="500" calcext:value-type="float">
            <text:p>500</text:p>
          </table:table-cell>
          <table:table-cell office:value-type="float" office:value="82838" calcext:value-type="float">
            <text:p>82838</text:p>
          </table:table-cell>
          <table:table-cell office:value-type="float" office:value="22427" calcext:value-type="float">
            <text:p>224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481" calcext:value-type="float">
            <text:p>2481</text:p>
          </table:table-cell>
          <table:table-cell office:value-type="float" office:value="1528" calcext:value-type="float">
            <text:p>1528</text:p>
          </table:table-cell>
          <table:table-cell office:value-type="float" office:value="500" calcext:value-type="float">
            <text:p>500</text:p>
          </table:table-cell>
          <table:table-cell office:value-type="float" office:value="83756" calcext:value-type="float">
            <text:p>83756</text:p>
          </table:table-cell>
          <table:table-cell office:value-type="float" office:value="22603" calcext:value-type="float">
            <text:p>2260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819" calcext:value-type="float">
            <text:p>5819</text:p>
          </table:table-cell>
          <table:table-cell office:value-type="float" office:value="3843" calcext:value-type="float">
            <text:p>3843</text:p>
          </table:table-cell>
          <table:table-cell office:value-type="float" office:value="500" calcext:value-type="float">
            <text:p>500</text:p>
          </table:table-cell>
          <table:table-cell office:value-type="float" office:value="84598" calcext:value-type="float">
            <text:p>84598</text:p>
          </table:table-cell>
          <table:table-cell office:value-type="float" office:value="22671" calcext:value-type="float">
            <text:p>2267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731" calcext:value-type="float">
            <text:p>6731</text:p>
          </table:table-cell>
          <table:table-cell office:value-type="float" office:value="4233" calcext:value-type="float">
            <text:p>4233</text:p>
          </table:table-cell>
          <table:table-cell office:value-type="float" office:value="500" calcext:value-type="float">
            <text:p>500</text:p>
          </table:table-cell>
          <table:table-cell office:value-type="float" office:value="85264" calcext:value-type="float">
            <text:p>85264</text:p>
          </table:table-cell>
          <table:table-cell office:value-type="float" office:value="22810" calcext:value-type="float">
            <text:p>2281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3628" calcext:value-type="float">
            <text:p>13628</text:p>
          </table:table-cell>
          <table:table-cell office:value-type="float" office:value="9547" calcext:value-type="float">
            <text:p>9547</text:p>
          </table:table-cell>
          <table:table-cell office:value-type="float" office:value="500" calcext:value-type="float">
            <text:p>500</text:p>
          </table:table-cell>
          <table:table-cell office:value-type="float" office:value="86971" calcext:value-type="float">
            <text:p>86971</text:p>
          </table:table-cell>
          <table:table-cell office:value-type="float" office:value="23025" calcext:value-type="float">
            <text:p>2302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6886" calcext:value-type="float">
            <text:p>16886</text:p>
          </table:table-cell>
          <table:table-cell office:value-type="float" office:value="12215" calcext:value-type="float">
            <text:p>12215</text:p>
          </table:table-cell>
          <table:table-cell office:value-type="float" office:value="500" calcext:value-type="float">
            <text:p>500</text:p>
          </table:table-cell>
          <table:table-cell office:value-type="float" office:value="87933" calcext:value-type="float">
            <text:p>87933</text:p>
          </table:table-cell>
          <table:table-cell office:value-type="float" office:value="23072" calcext:value-type="float">
            <text:p>2307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624" calcext:value-type="float">
            <text:p>10624</text:p>
          </table:table-cell>
          <table:table-cell office:value-type="float" office:value="6493" calcext:value-type="float">
            <text:p>6493</text:p>
          </table:table-cell>
          <table:table-cell office:value-type="float" office:value="500" calcext:value-type="float">
            <text:p>500</text:p>
          </table:table-cell>
          <table:table-cell office:value-type="float" office:value="89618" calcext:value-type="float">
            <text:p>89618</text:p>
          </table:table-cell>
          <table:table-cell office:value-type="float" office:value="23343" calcext:value-type="float">
            <text:p>2334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3388" calcext:value-type="float">
            <text:p>13388</text:p>
          </table:table-cell>
          <table:table-cell office:value-type="float" office:value="8710" calcext:value-type="float">
            <text:p>8710</text:p>
          </table:table-cell>
          <table:table-cell office:value-type="float" office:value="500" calcext:value-type="float">
            <text:p>500</text:p>
          </table:table-cell>
          <table:table-cell office:value-type="float" office:value="90638" calcext:value-type="float">
            <text:p>90638</text:p>
          </table:table-cell>
          <table:table-cell office:value-type="float" office:value="23528" calcext:value-type="float">
            <text:p>2352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457" calcext:value-type="float">
            <text:p>11457</text:p>
          </table:table-cell>
          <table:table-cell office:value-type="float" office:value="6402" calcext:value-type="float">
            <text:p>6402</text:p>
          </table:table-cell>
          <table:table-cell office:value-type="float" office:value="500" calcext:value-type="float">
            <text:p>500</text:p>
          </table:table-cell>
          <table:table-cell office:value-type="float" office:value="92101" calcext:value-type="float">
            <text:p>92101</text:p>
          </table:table-cell>
          <table:table-cell office:value-type="float" office:value="23763" calcext:value-type="float">
            <text:p>2376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6002" calcext:value-type="float">
            <text:p>16002</text:p>
          </table:table-cell>
          <table:table-cell office:value-type="float" office:value="10160" calcext:value-type="float">
            <text:p>10160</text:p>
          </table:table-cell>
          <table:table-cell office:value-type="float" office:value="500" calcext:value-type="float">
            <text:p>500</text:p>
          </table:table-cell>
          <table:table-cell office:value-type="float" office:value="93198" calcext:value-type="float">
            <text:p>93198</text:p>
          </table:table-cell>
          <table:table-cell office:value-type="float" office:value="23833" calcext:value-type="float">
            <text:p>2383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573" calcext:value-type="float">
            <text:p>20573</text:p>
          </table:table-cell>
          <table:table-cell office:value-type="float" office:value="14464" calcext:value-type="float">
            <text:p>14464</text:p>
          </table:table-cell>
          <table:table-cell office:value-type="float" office:value="500" calcext:value-type="float">
            <text:p>500</text:p>
          </table:table-cell>
          <table:table-cell office:value-type="float" office:value="94064" calcext:value-type="float">
            <text:p>94064</text:p>
          </table:table-cell>
          <table:table-cell office:value-type="float" office:value="23874" calcext:value-type="float">
            <text:p>2387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7661" calcext:value-type="float">
            <text:p>27661</text:p>
          </table:table-cell>
          <table:table-cell office:value-type="float" office:value="21413" calcext:value-type="float">
            <text:p>21413</text:p>
          </table:table-cell>
          <table:table-cell office:value-type="float" office:value="500" calcext:value-type="float">
            <text:p>500</text:p>
          </table:table-cell>
          <table:table-cell office:value-type="float" office:value="95190" calcext:value-type="float">
            <text:p>95190</text:p>
          </table:table-cell>
          <table:table-cell office:value-type="float" office:value="24076" calcext:value-type="float">
            <text:p>2407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3124" calcext:value-type="float">
            <text:p>13124</text:p>
          </table:table-cell>
          <table:table-cell office:value-type="float" office:value="6968" calcext:value-type="float">
            <text:p>6968</text:p>
          </table:table-cell>
          <table:table-cell office:value-type="float" office:value="500" calcext:value-type="float">
            <text:p>500</text:p>
          </table:table-cell>
          <table:table-cell office:value-type="float" office:value="96545" calcext:value-type="float">
            <text:p>96545</text:p>
          </table:table-cell>
          <table:table-cell office:value-type="float" office:value="24323" calcext:value-type="float">
            <text:p>2432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9853" calcext:value-type="float">
            <text:p>29853</text:p>
          </table:table-cell>
          <table:table-cell office:value-type="float" office:value="21160" calcext:value-type="float">
            <text:p>21160</text:p>
          </table:table-cell>
          <table:table-cell office:value-type="float" office:value="500" calcext:value-type="float">
            <text:p>500</text:p>
          </table:table-cell>
          <table:table-cell office:value-type="float" office:value="97645" calcext:value-type="float">
            <text:p>97645</text:p>
          </table:table-cell>
          <table:table-cell office:value-type="float" office:value="24382" calcext:value-type="float">
            <text:p>2438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4778" calcext:value-type="float">
            <text:p>34778</text:p>
          </table:table-cell>
          <table:table-cell office:value-type="float" office:value="28865" calcext:value-type="float">
            <text:p>28865</text:p>
          </table:table-cell>
          <table:table-cell office:value-type="float" office:value="500" calcext:value-type="float">
            <text:p>500</text:p>
          </table:table-cell>
          <table:table-cell office:value-type="float" office:value="98899" calcext:value-type="float">
            <text:p>98899</text:p>
          </table:table-cell>
          <table:table-cell office:value-type="float" office:value="24638" calcext:value-type="float">
            <text:p>2463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3488" calcext:value-type="float">
            <text:p>23488</text:p>
          </table:table-cell>
          <table:table-cell office:value-type="float" office:value="14568" calcext:value-type="float">
            <text:p>14568</text:p>
          </table:table-cell>
          <table:table-cell office:value-type="float" office:value="500" calcext:value-type="float">
            <text:p>500</text:p>
          </table:table-cell>
          <table:table-cell office:value-type="float" office:value="99381" calcext:value-type="float">
            <text:p>99381</text:p>
          </table:table-cell>
          <table:table-cell office:value-type="float" office:value="24745" calcext:value-type="float">
            <text:p>2474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1596" calcext:value-type="float">
            <text:p>31596</text:p>
          </table:table-cell>
          <table:table-cell office:value-type="float" office:value="20832" calcext:value-type="float">
            <text:p>20832</text:p>
          </table:table-cell>
          <table:table-cell office:value-type="float" office:value="500" calcext:value-type="float">
            <text:p>500</text:p>
          </table:table-cell>
          <table:table-cell office:value-type="float" office:value="99879" calcext:value-type="float">
            <text:p>99879</text:p>
          </table:table-cell>
          <table:table-cell office:value-type="float" office:value="24732" calcext:value-type="float">
            <text:p>2473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0869" calcext:value-type="float">
            <text:p>30869</text:p>
          </table:table-cell>
          <table:table-cell office:value-type="float" office:value="19438" calcext:value-type="float">
            <text:p>19438</text:p>
          </table:table-cell>
          <table:table-cell office:value-type="float" office:value="500" calcext:value-type="float">
            <text:p>500</text:p>
          </table:table-cell>
          <table:table-cell office:value-type="float" office:value="100779" calcext:value-type="float">
            <text:p>100779</text:p>
          </table:table-cell>
          <table:table-cell office:value-type="float" office:value="24917" calcext:value-type="float">
            <text:p>2491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3566" calcext:value-type="float">
            <text:p>43566</text:p>
          </table:table-cell>
          <table:table-cell office:value-type="float" office:value="35013" calcext:value-type="float">
            <text:p>35013</text:p>
          </table:table-cell>
          <table:table-cell office:value-type="float" office:value="500" calcext:value-type="float">
            <text:p>500</text:p>
          </table:table-cell>
          <table:table-cell office:value-type="float" office:value="101216" calcext:value-type="float">
            <text:p>101216</text:p>
          </table:table-cell>
          <table:table-cell office:value-type="float" office:value="24898" calcext:value-type="float">
            <text:p>2489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1882" calcext:value-type="float">
            <text:p>41882</text:p>
          </table:table-cell>
          <table:table-cell office:value-type="float" office:value="28063" calcext:value-type="float">
            <text:p>28063</text:p>
          </table:table-cell>
          <table:table-cell office:value-type="float" office:value="500" calcext:value-type="float">
            <text:p>500</text:p>
          </table:table-cell>
          <table:table-cell office:value-type="float" office:value="102405" calcext:value-type="float">
            <text:p>102405</text:p>
          </table:table-cell>
          <table:table-cell office:value-type="float" office:value="25115" calcext:value-type="float">
            <text:p>2511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7855" calcext:value-type="float">
            <text:p>47855</text:p>
          </table:table-cell>
          <table:table-cell office:value-type="float" office:value="34794" calcext:value-type="float">
            <text:p>34794</text:p>
          </table:table-cell>
          <table:table-cell office:value-type="float" office:value="500" calcext:value-type="float">
            <text:p>500</text:p>
          </table:table-cell>
          <table:table-cell office:value-type="float" office:value="103992" calcext:value-type="float">
            <text:p>103992</text:p>
          </table:table-cell>
          <table:table-cell office:value-type="float" office:value="25403" calcext:value-type="float">
            <text:p>2540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889" calcext:value-type="float">
            <text:p>12889</text:p>
          </table:table-cell>
          <table:table-cell office:value-type="float" office:value="6616" calcext:value-type="float">
            <text:p>6616</text:p>
          </table:table-cell>
          <table:table-cell office:value-type="float" office:value="500" calcext:value-type="float">
            <text:p>500</text:p>
          </table:table-cell>
          <table:table-cell office:value-type="float" office:value="104645" calcext:value-type="float">
            <text:p>104645</text:p>
          </table:table-cell>
          <table:table-cell office:value-type="float" office:value="25531" calcext:value-type="float">
            <text:p>2553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5411" calcext:value-type="float">
            <text:p>35411</text:p>
          </table:table-cell>
          <table:table-cell office:value-type="float" office:value="21385" calcext:value-type="float">
            <text:p>21385</text:p>
          </table:table-cell>
          <table:table-cell office:value-type="float" office:value="500" calcext:value-type="float">
            <text:p>500</text:p>
          </table:table-cell>
          <table:table-cell office:value-type="float" office:value="106214" calcext:value-type="float">
            <text:p>106214</text:p>
          </table:table-cell>
          <table:table-cell office:value-type="float" office:value="25817" calcext:value-type="float">
            <text:p>2581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471" calcext:value-type="float">
            <text:p>20471</text:p>
          </table:table-cell>
          <table:table-cell office:value-type="float" office:value="10338" calcext:value-type="float">
            <text:p>10338</text:p>
          </table:table-cell>
          <table:table-cell office:value-type="float" office:value="500" calcext:value-type="float">
            <text:p>500</text:p>
          </table:table-cell>
          <table:table-cell office:value-type="float" office:value="107353" calcext:value-type="float">
            <text:p>107353</text:p>
          </table:table-cell>
          <table:table-cell office:value-type="float" office:value="25908" calcext:value-type="float">
            <text:p>2590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6395" calcext:value-type="float">
            <text:p>56395</text:p>
          </table:table-cell>
          <table:table-cell office:value-type="float" office:value="45038" calcext:value-type="float">
            <text:p>45038</text:p>
          </table:table-cell>
          <table:table-cell office:value-type="float" office:value="500" calcext:value-type="float">
            <text:p>500</text:p>
          </table:table-cell>
          <table:table-cell office:value-type="float" office:value="108322" calcext:value-type="float">
            <text:p>108322</text:p>
          </table:table-cell>
          <table:table-cell office:value-type="float" office:value="26072" calcext:value-type="float">
            <text:p>2607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6276" calcext:value-type="float">
            <text:p>46276</text:p>
          </table:table-cell>
          <table:table-cell office:value-type="float" office:value="28905" calcext:value-type="float">
            <text:p>28905</text:p>
          </table:table-cell>
          <table:table-cell office:value-type="float" office:value="500" calcext:value-type="float">
            <text:p>500</text:p>
          </table:table-cell>
          <table:table-cell office:value-type="float" office:value="109708" calcext:value-type="float">
            <text:p>109708</text:p>
          </table:table-cell>
          <table:table-cell office:value-type="float" office:value="26212" calcext:value-type="float">
            <text:p>2621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4306" calcext:value-type="float">
            <text:p>54306</text:p>
          </table:table-cell>
          <table:table-cell office:value-type="float" office:value="35429" calcext:value-type="float">
            <text:p>35429</text:p>
          </table:table-cell>
          <table:table-cell office:value-type="float" office:value="500" calcext:value-type="float">
            <text:p>500</text:p>
          </table:table-cell>
          <table:table-cell office:value-type="float" office:value="110800" calcext:value-type="float">
            <text:p>110800</text:p>
          </table:table-cell>
          <table:table-cell office:value-type="float" office:value="26318" calcext:value-type="float">
            <text:p>2631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0268" calcext:value-type="float">
            <text:p>50268</text:p>
          </table:table-cell>
          <table:table-cell office:value-type="float" office:value="30652" calcext:value-type="float">
            <text:p>30652</text:p>
          </table:table-cell>
          <table:table-cell office:value-type="float" office:value="500" calcext:value-type="float">
            <text:p>500</text:p>
          </table:table-cell>
          <table:table-cell office:value-type="float" office:value="111975" calcext:value-type="float">
            <text:p>111975</text:p>
          </table:table-cell>
          <table:table-cell office:value-type="float" office:value="26521" calcext:value-type="float">
            <text:p>2652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6151" calcext:value-type="float">
            <text:p>36151</text:p>
          </table:table-cell>
          <table:table-cell office:value-type="float" office:value="20421" calcext:value-type="float">
            <text:p>20421</text:p>
          </table:table-cell>
          <table:table-cell office:value-type="float" office:value="500" calcext:value-type="float">
            <text:p>500</text:p>
          </table:table-cell>
          <table:table-cell office:value-type="float" office:value="112452" calcext:value-type="float">
            <text:p>112452</text:p>
          </table:table-cell>
          <table:table-cell office:value-type="float" office:value="26480" calcext:value-type="float">
            <text:p>2648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4672" calcext:value-type="float">
            <text:p>64672</text:p>
          </table:table-cell>
          <table:table-cell office:value-type="float" office:value="46252" calcext:value-type="float">
            <text:p>46252</text:p>
          </table:table-cell>
          <table:table-cell office:value-type="float" office:value="500" calcext:value-type="float">
            <text:p>500</text:p>
          </table:table-cell>
          <table:table-cell office:value-type="float" office:value="112771" calcext:value-type="float">
            <text:p>112771</text:p>
          </table:table-cell>
          <table:table-cell office:value-type="float" office:value="26421" calcext:value-type="float">
            <text:p>2642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1460" calcext:value-type="float">
            <text:p>51460</text:p>
          </table:table-cell>
          <table:table-cell office:value-type="float" office:value="30312" calcext:value-type="float">
            <text:p>30312</text:p>
          </table:table-cell>
          <table:table-cell office:value-type="float" office:value="500" calcext:value-type="float">
            <text:p>500</text:p>
          </table:table-cell>
          <table:table-cell office:value-type="float" office:value="113597" calcext:value-type="float">
            <text:p>113597</text:p>
          </table:table-cell>
          <table:table-cell office:value-type="float" office:value="26601" calcext:value-type="float">
            <text:p>2660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0598" calcext:value-type="float">
            <text:p>60598</text:p>
          </table:table-cell>
          <table:table-cell office:value-type="float" office:value="37637" calcext:value-type="float">
            <text:p>37637</text:p>
          </table:table-cell>
          <table:table-cell office:value-type="float" office:value="500" calcext:value-type="float">
            <text:p>500</text:p>
          </table:table-cell>
          <table:table-cell office:value-type="float" office:value="114219" calcext:value-type="float">
            <text:p>114219</text:p>
          </table:table-cell>
          <table:table-cell office:value-type="float" office:value="26756" calcext:value-type="float">
            <text:p>2675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4251" calcext:value-type="float">
            <text:p>44251</text:p>
          </table:table-cell>
          <table:table-cell office:value-type="float" office:value="24861" calcext:value-type="float">
            <text:p>24861</text:p>
          </table:table-cell>
          <table:table-cell office:value-type="float" office:value="500" calcext:value-type="float">
            <text:p>500</text:p>
          </table:table-cell>
          <table:table-cell office:value-type="float" office:value="114843" calcext:value-type="float">
            <text:p>114843</text:p>
          </table:table-cell>
          <table:table-cell office:value-type="float" office:value="26872" calcext:value-type="float">
            <text:p>2687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2645" calcext:value-type="float">
            <text:p>22645</text:p>
          </table:table-cell>
          <table:table-cell office:value-type="float" office:value="11034" calcext:value-type="float">
            <text:p>11034</text:p>
          </table:table-cell>
          <table:table-cell office:value-type="float" office:value="500" calcext:value-type="float">
            <text:p>500</text:p>
          </table:table-cell>
          <table:table-cell office:value-type="float" office:value="115795" calcext:value-type="float">
            <text:p>115795</text:p>
          </table:table-cell>
          <table:table-cell office:value-type="float" office:value="26939" calcext:value-type="float">
            <text:p>2693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8997" calcext:value-type="float">
            <text:p>68997</text:p>
          </table:table-cell>
          <table:table-cell office:value-type="float" office:value="44962" calcext:value-type="float">
            <text:p>44962</text:p>
          </table:table-cell>
          <table:table-cell office:value-type="float" office:value="500" calcext:value-type="float">
            <text:p>500</text:p>
          </table:table-cell>
          <table:table-cell office:value-type="float" office:value="116259" calcext:value-type="float">
            <text:p>116259</text:p>
          </table:table-cell>
          <table:table-cell office:value-type="float" office:value="27055" calcext:value-type="float">
            <text:p>2705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1661" calcext:value-type="float">
            <text:p>41661</text:p>
          </table:table-cell>
          <table:table-cell office:value-type="float" office:value="22569" calcext:value-type="float">
            <text:p>22569</text:p>
          </table:table-cell>
          <table:table-cell office:value-type="float" office:value="500" calcext:value-type="float">
            <text:p>500</text:p>
          </table:table-cell>
          <table:table-cell office:value-type="float" office:value="117175" calcext:value-type="float">
            <text:p>117175</text:p>
          </table:table-cell>
          <table:table-cell office:value-type="float" office:value="27229" calcext:value-type="float">
            <text:p>272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47" calcext:value-type="float">
            <text:p>947</text:p>
          </table:table-cell>
          <table:table-cell office:value-type="float" office:value="385" calcext:value-type="float">
            <text:p>385</text:p>
          </table:table-cell>
          <table:table-cell office:value-type="float" office:value="500" calcext:value-type="float">
            <text:p>500</text:p>
          </table:table-cell>
          <table:table-cell office:value-type="float" office:value="118385" calcext:value-type="float">
            <text:p>118385</text:p>
          </table:table-cell>
          <table:table-cell office:value-type="float" office:value="27465" calcext:value-type="float">
            <text:p>2746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262" calcext:value-type="float">
            <text:p>7262</text:p>
          </table:table-cell>
          <table:table-cell office:value-type="float" office:value="3519" calcext:value-type="float">
            <text:p>3519</text:p>
          </table:table-cell>
          <table:table-cell office:value-type="float" office:value="500" calcext:value-type="float">
            <text:p>500</text:p>
          </table:table-cell>
          <table:table-cell office:value-type="float" office:value="118663" calcext:value-type="float">
            <text:p>118663</text:p>
          </table:table-cell>
          <table:table-cell office:value-type="float" office:value="27541" calcext:value-type="float">
            <text:p>275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28" calcext:value-type="float">
            <text:p>3328</text:p>
          </table:table-cell>
          <table:table-cell office:value-type="float" office:value="1484" calcext:value-type="float">
            <text:p>1484</text:p>
          </table:table-cell>
          <table:table-cell office:value-type="float" office:value="500" calcext:value-type="float">
            <text:p>500</text:p>
          </table:table-cell>
          <table:table-cell office:value-type="float" office:value="119997" calcext:value-type="float">
            <text:p>119997</text:p>
          </table:table-cell>
          <table:table-cell office:value-type="float" office:value="27784" calcext:value-type="float">
            <text:p>2778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0147" calcext:value-type="float">
            <text:p>30147</text:p>
          </table:table-cell>
          <table:table-cell office:value-type="float" office:value="15373" calcext:value-type="float">
            <text:p>15373</text:p>
          </table:table-cell>
          <table:table-cell office:value-type="float" office:value="500" calcext:value-type="float">
            <text:p>500</text:p>
          </table:table-cell>
          <table:table-cell office:value-type="float" office:value="120261" calcext:value-type="float">
            <text:p>120261</text:p>
          </table:table-cell>
          <table:table-cell office:value-type="float" office:value="27871" calcext:value-type="float">
            <text:p>2787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0451" calcext:value-type="float">
            <text:p>80451</text:p>
          </table:table-cell>
          <table:table-cell office:value-type="float" office:value="60971" calcext:value-type="float">
            <text:p>60971</text:p>
          </table:table-cell>
          <table:table-cell office:value-type="float" office:value="500" calcext:value-type="float">
            <text:p>500</text:p>
          </table:table-cell>
          <table:table-cell office:value-type="float" office:value="120785" calcext:value-type="float">
            <text:p>120785</text:p>
          </table:table-cell>
          <table:table-cell office:value-type="float" office:value="27910" calcext:value-type="float">
            <text:p>2791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3419" calcext:value-type="float">
            <text:p>73419</text:p>
          </table:table-cell>
          <table:table-cell office:value-type="float" office:value="46698" calcext:value-type="float">
            <text:p>46698</text:p>
          </table:table-cell>
          <table:table-cell office:value-type="float" office:value="500" calcext:value-type="float">
            <text:p>500</text:p>
          </table:table-cell>
          <table:table-cell office:value-type="float" office:value="121467" calcext:value-type="float">
            <text:p>121467</text:p>
          </table:table-cell>
          <table:table-cell office:value-type="float" office:value="27943" calcext:value-type="float">
            <text:p>2794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2236" calcext:value-type="float">
            <text:p>32236</text:p>
          </table:table-cell>
          <table:table-cell office:value-type="float" office:value="16312" calcext:value-type="float">
            <text:p>16312</text:p>
          </table:table-cell>
          <table:table-cell office:value-type="float" office:value="500" calcext:value-type="float">
            <text:p>500</text:p>
          </table:table-cell>
          <table:table-cell office:value-type="float" office:value="121872" calcext:value-type="float">
            <text:p>121872</text:p>
          </table:table-cell>
          <table:table-cell office:value-type="float" office:value="27929" calcext:value-type="float">
            <text:p>2792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9537" calcext:value-type="float">
            <text:p>19537</text:p>
          </table:table-cell>
          <table:table-cell office:value-type="float" office:value="9592" calcext:value-type="float">
            <text:p>9592</text:p>
          </table:table-cell>
          <table:table-cell office:value-type="float" office:value="500" calcext:value-type="float">
            <text:p>500</text:p>
          </table:table-cell>
          <table:table-cell office:value-type="float" office:value="122823" calcext:value-type="float">
            <text:p>122823</text:p>
          </table:table-cell>
          <table:table-cell office:value-type="float" office:value="28132" calcext:value-type="float">
            <text:p>2813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3722" calcext:value-type="float">
            <text:p>23722</text:p>
          </table:table-cell>
          <table:table-cell office:value-type="float" office:value="11673" calcext:value-type="float">
            <text:p>11673</text:p>
          </table:table-cell>
          <table:table-cell office:value-type="float" office:value="500" calcext:value-type="float">
            <text:p>500</text:p>
          </table:table-cell>
          <table:table-cell office:value-type="float" office:value="123353" calcext:value-type="float">
            <text:p>123353</text:p>
          </table:table-cell>
          <table:table-cell office:value-type="float" office:value="28267" calcext:value-type="float">
            <text:p>282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504" calcext:value-type="float">
            <text:p>3504</text:p>
          </table:table-cell>
          <table:table-cell office:value-type="float" office:value="1536" calcext:value-type="float">
            <text:p>1536</text:p>
          </table:table-cell>
          <table:table-cell office:value-type="float" office:value="500" calcext:value-type="float">
            <text:p>500</text:p>
          </table:table-cell>
          <table:table-cell office:value-type="float" office:value="123656" calcext:value-type="float">
            <text:p>123656</text:p>
          </table:table-cell>
          <table:table-cell office:value-type="float" office:value="28264" calcext:value-type="float">
            <text:p>2826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89207" calcext:value-type="float">
            <text:p>89207</text:p>
          </table:table-cell>
          <table:table-cell office:value-type="float" office:value="70348" calcext:value-type="float">
            <text:p>70348</text:p>
          </table:table-cell>
          <table:table-cell office:value-type="float" office:value="500" calcext:value-type="float">
            <text:p>500</text:p>
          </table:table-cell>
          <table:table-cell office:value-type="float" office:value="124550" calcext:value-type="float">
            <text:p>124550</text:p>
          </table:table-cell>
          <table:table-cell office:value-type="float" office:value="28472" calcext:value-type="float">
            <text:p>284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9266" calcext:value-type="float">
            <text:p>39266</text:p>
          </table:table-cell>
          <table:table-cell office:value-type="float" office:value="20922" calcext:value-type="float">
            <text:p>20922</text:p>
          </table:table-cell>
          <table:table-cell office:value-type="float" office:value="500" calcext:value-type="float">
            <text:p>500</text:p>
          </table:table-cell>
          <table:table-cell office:value-type="float" office:value="125444" calcext:value-type="float">
            <text:p>125444</text:p>
          </table:table-cell>
          <table:table-cell office:value-type="float" office:value="28526" calcext:value-type="float">
            <text:p>285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555" calcext:value-type="float">
            <text:p>9555</text:p>
          </table:table-cell>
          <table:table-cell office:value-type="float" office:value="4774" calcext:value-type="float">
            <text:p>4774</text:p>
          </table:table-cell>
          <table:table-cell office:value-type="float" office:value="500" calcext:value-type="float">
            <text:p>500</text:p>
          </table:table-cell>
          <table:table-cell office:value-type="float" office:value="126117" calcext:value-type="float">
            <text:p>126117</text:p>
          </table:table-cell>
          <table:table-cell office:value-type="float" office:value="28643" calcext:value-type="float">
            <text:p>2864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4276" calcext:value-type="float">
            <text:p>34276</text:p>
          </table:table-cell>
          <table:table-cell office:value-type="float" office:value="17379" calcext:value-type="float">
            <text:p>17379</text:p>
          </table:table-cell>
          <table:table-cell office:value-type="float" office:value="500" calcext:value-type="float">
            <text:p>500</text:p>
          </table:table-cell>
          <table:table-cell office:value-type="float" office:value="127099" calcext:value-type="float">
            <text:p>127099</text:p>
          </table:table-cell>
          <table:table-cell office:value-type="float" office:value="28867" calcext:value-type="float">
            <text:p>2886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2614" calcext:value-type="float">
            <text:p>32614</text:p>
          </table:table-cell>
          <table:table-cell office:value-type="float" office:value="16282" calcext:value-type="float">
            <text:p>16282</text:p>
          </table:table-cell>
          <table:table-cell office:value-type="float" office:value="500" calcext:value-type="float">
            <text:p>500</text:p>
          </table:table-cell>
          <table:table-cell office:value-type="float" office:value="127744" calcext:value-type="float">
            <text:p>127744</text:p>
          </table:table-cell>
          <table:table-cell office:value-type="float" office:value="29005" calcext:value-type="float">
            <text:p>2900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9001" calcext:value-type="float">
            <text:p>19001</text:p>
          </table:table-cell>
          <table:table-cell office:value-type="float" office:value="9532" calcext:value-type="float">
            <text:p>9532</text:p>
          </table:table-cell>
          <table:table-cell office:value-type="float" office:value="500" calcext:value-type="float">
            <text:p>500</text:p>
          </table:table-cell>
          <table:table-cell office:value-type="float" office:value="128217" calcext:value-type="float">
            <text:p>128217</text:p>
          </table:table-cell>
          <table:table-cell office:value-type="float" office:value="29119" calcext:value-type="float">
            <text:p>2911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1164" calcext:value-type="float">
            <text:p>51164</text:p>
          </table:table-cell>
          <table:table-cell office:value-type="float" office:value="28932" calcext:value-type="float">
            <text:p>28932</text:p>
          </table:table-cell>
          <table:table-cell office:value-type="float" office:value="500" calcext:value-type="float">
            <text:p>500</text:p>
          </table:table-cell>
          <table:table-cell office:value-type="float" office:value="128453" calcext:value-type="float">
            <text:p>128453</text:p>
          </table:table-cell>
          <table:table-cell office:value-type="float" office:value="29209" calcext:value-type="float">
            <text:p>2920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1841" calcext:value-type="float">
            <text:p>51841</text:p>
          </table:table-cell>
          <table:table-cell office:value-type="float" office:value="29002" calcext:value-type="float">
            <text:p>29002</text:p>
          </table:table-cell>
          <table:table-cell office:value-type="float" office:value="500" calcext:value-type="float">
            <text:p>500</text:p>
          </table:table-cell>
          <table:table-cell office:value-type="float" office:value="128689" calcext:value-type="float">
            <text:p>128689</text:p>
          </table:table-cell>
          <table:table-cell office:value-type="float" office:value="29310" calcext:value-type="float">
            <text:p>2931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92326" calcext:value-type="float">
            <text:p>92326</text:p>
          </table:table-cell>
          <table:table-cell office:value-type="float" office:value="65074" calcext:value-type="float">
            <text:p>65074</text:p>
          </table:table-cell>
          <table:table-cell office:value-type="float" office:value="500" calcext:value-type="float">
            <text:p>500</text:p>
          </table:table-cell>
          <table:table-cell office:value-type="float" office:value="129202" calcext:value-type="float">
            <text:p>129202</text:p>
          </table:table-cell>
          <table:table-cell office:value-type="float" office:value="29392" calcext:value-type="float">
            <text:p>2939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82822" calcext:value-type="float">
            <text:p>82822</text:p>
          </table:table-cell>
          <table:table-cell office:value-type="float" office:value="52946" calcext:value-type="float">
            <text:p>52946</text:p>
          </table:table-cell>
          <table:table-cell office:value-type="float" office:value="500" calcext:value-type="float">
            <text:p>500</text:p>
          </table:table-cell>
          <table:table-cell office:value-type="float" office:value="130067" calcext:value-type="float">
            <text:p>130067</text:p>
          </table:table-cell>
          <table:table-cell office:value-type="float" office:value="29605" calcext:value-type="float">
            <text:p>2960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991" calcext:value-type="float">
            <text:p>9991</text:p>
          </table:table-cell>
          <table:table-cell office:value-type="float" office:value="4806" calcext:value-type="float">
            <text:p>4806</text:p>
          </table:table-cell>
          <table:table-cell office:value-type="float" office:value="500" calcext:value-type="float">
            <text:p>500</text:p>
          </table:table-cell>
          <table:table-cell office:value-type="float" office:value="130611" calcext:value-type="float">
            <text:p>130611</text:p>
          </table:table-cell>
          <table:table-cell office:value-type="float" office:value="29745" calcext:value-type="float">
            <text:p>2974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8528" calcext:value-type="float">
            <text:p>38528</text:p>
          </table:table-cell>
          <table:table-cell office:value-type="float" office:value="19850" calcext:value-type="float">
            <text:p>19850</text:p>
          </table:table-cell>
          <table:table-cell office:value-type="float" office:value="500" calcext:value-type="float">
            <text:p>500</text:p>
          </table:table-cell>
          <table:table-cell office:value-type="float" office:value="131228" calcext:value-type="float">
            <text:p>131228</text:p>
          </table:table-cell>
          <table:table-cell office:value-type="float" office:value="29893" calcext:value-type="float">
            <text:p>2989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58" calcext:value-type="float">
            <text:p>2558</text:p>
          </table:table-cell>
          <table:table-cell office:value-type="float" office:value="1147" calcext:value-type="float">
            <text:p>1147</text:p>
          </table:table-cell>
          <table:table-cell office:value-type="float" office:value="500" calcext:value-type="float">
            <text:p>500</text:p>
          </table:table-cell>
          <table:table-cell office:value-type="float" office:value="132097" calcext:value-type="float">
            <text:p>132097</text:p>
          </table:table-cell>
          <table:table-cell office:value-type="float" office:value="29920" calcext:value-type="float">
            <text:p>2992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4395" calcext:value-type="float">
            <text:p>54395</text:p>
          </table:table-cell>
          <table:table-cell office:value-type="float" office:value="30351" calcext:value-type="float">
            <text:p>30351</text:p>
          </table:table-cell>
          <table:table-cell office:value-type="float" office:value="500" calcext:value-type="float">
            <text:p>500</text:p>
          </table:table-cell>
          <table:table-cell office:value-type="float" office:value="133034" calcext:value-type="float">
            <text:p>133034</text:p>
          </table:table-cell>
          <table:table-cell office:value-type="float" office:value="30134" calcext:value-type="float">
            <text:p>3013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04863" calcext:value-type="float">
            <text:p>104863</text:p>
          </table:table-cell>
          <table:table-cell office:value-type="float" office:value="84571" calcext:value-type="float">
            <text:p>84571</text:p>
          </table:table-cell>
          <table:table-cell office:value-type="float" office:value="500" calcext:value-type="float">
            <text:p>500</text:p>
          </table:table-cell>
          <table:table-cell office:value-type="float" office:value="133300" calcext:value-type="float">
            <text:p>133300</text:p>
          </table:table-cell>
          <table:table-cell office:value-type="float" office:value="30057" calcext:value-type="float">
            <text:p>3005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3443" calcext:value-type="float">
            <text:p>83443</text:p>
          </table:table-cell>
          <table:table-cell office:value-type="float" office:value="52078" calcext:value-type="float">
            <text:p>52078</text:p>
          </table:table-cell>
          <table:table-cell office:value-type="float" office:value="500" calcext:value-type="float">
            <text:p>500</text:p>
          </table:table-cell>
          <table:table-cell office:value-type="float" office:value="133795" calcext:value-type="float">
            <text:p>133795</text:p>
          </table:table-cell>
          <table:table-cell office:value-type="float" office:value="30197" calcext:value-type="float">
            <text:p>3019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08466" calcext:value-type="float">
            <text:p>108466</text:p>
          </table:table-cell>
          <table:table-cell office:value-type="float" office:value="82992" calcext:value-type="float">
            <text:p>82992</text:p>
          </table:table-cell>
          <table:table-cell office:value-type="float" office:value="500" calcext:value-type="float">
            <text:p>500</text:p>
          </table:table-cell>
          <table:table-cell office:value-type="float" office:value="134066" calcext:value-type="float">
            <text:p>134066</text:p>
          </table:table-cell>
          <table:table-cell office:value-type="float" office:value="30291" calcext:value-type="float">
            <text:p>3029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08324" calcext:value-type="float">
            <text:p>108324</text:p>
          </table:table-cell>
          <table:table-cell office:value-type="float" office:value="78019" calcext:value-type="float">
            <text:p>78019</text:p>
          </table:table-cell>
          <table:table-cell office:value-type="float" office:value="500" calcext:value-type="float">
            <text:p>500</text:p>
          </table:table-cell>
          <table:table-cell office:value-type="float" office:value="134636" calcext:value-type="float">
            <text:p>134636</text:p>
          </table:table-cell>
          <table:table-cell office:value-type="float" office:value="30278" calcext:value-type="float">
            <text:p>3027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12443" calcext:value-type="float">
            <text:p>112443</text:p>
          </table:table-cell>
          <table:table-cell office:value-type="float" office:value="81616" calcext:value-type="float">
            <text:p>81616</text:p>
          </table:table-cell>
          <table:table-cell office:value-type="float" office:value="500" calcext:value-type="float">
            <text:p>500</text:p>
          </table:table-cell>
          <table:table-cell office:value-type="float" office:value="135345" calcext:value-type="float">
            <text:p>135345</text:p>
          </table:table-cell>
          <table:table-cell office:value-type="float" office:value="30453" calcext:value-type="float">
            <text:p>304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79" calcext:value-type="float">
            <text:p>2479</text:p>
          </table:table-cell>
          <table:table-cell office:value-type="float" office:value="1097" calcext:value-type="float">
            <text:p>1097</text:p>
          </table:table-cell>
          <table:table-cell office:value-type="float" office:value="500" calcext:value-type="float">
            <text:p>500</text:p>
          </table:table-cell>
          <table:table-cell office:value-type="float" office:value="135578" calcext:value-type="float">
            <text:p>135578</text:p>
          </table:table-cell>
          <table:table-cell office:value-type="float" office:value="30392" calcext:value-type="float">
            <text:p>3039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906" calcext:value-type="float">
            <text:p>5906</text:p>
          </table:table-cell>
          <table:table-cell office:value-type="float" office:value="2681" calcext:value-type="float">
            <text:p>2681</text:p>
          </table:table-cell>
          <table:table-cell office:value-type="float" office:value="500" calcext:value-type="float">
            <text:p>500</text:p>
          </table:table-cell>
          <table:table-cell office:value-type="float" office:value="136074" calcext:value-type="float">
            <text:p>136074</text:p>
          </table:table-cell>
          <table:table-cell office:value-type="float" office:value="30523" calcext:value-type="float">
            <text:p>3052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348" calcext:value-type="float">
            <text:p>9348</text:p>
          </table:table-cell>
          <table:table-cell office:value-type="float" office:value="4634" calcext:value-type="float">
            <text:p>4634</text:p>
          </table:table-cell>
          <table:table-cell office:value-type="float" office:value="500" calcext:value-type="float">
            <text:p>500</text:p>
          </table:table-cell>
          <table:table-cell office:value-type="float" office:value="136875" calcext:value-type="float">
            <text:p>136875</text:p>
          </table:table-cell>
          <table:table-cell office:value-type="float" office:value="30646" calcext:value-type="float">
            <text:p>3064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374" calcext:value-type="float">
            <text:p>12374</text:p>
          </table:table-cell>
          <table:table-cell office:value-type="float" office:value="6132" calcext:value-type="float">
            <text:p>6132</text:p>
          </table:table-cell>
          <table:table-cell office:value-type="float" office:value="500" calcext:value-type="float">
            <text:p>500</text:p>
          </table:table-cell>
          <table:table-cell office:value-type="float" office:value="137486" calcext:value-type="float">
            <text:p>137486</text:p>
          </table:table-cell>
          <table:table-cell office:value-type="float" office:value="30633" calcext:value-type="float">
            <text:p>3063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7954" calcext:value-type="float">
            <text:p>97954</text:p>
          </table:table-cell>
          <table:table-cell office:value-type="float" office:value="62135" calcext:value-type="float">
            <text:p>62135</text:p>
          </table:table-cell>
          <table:table-cell office:value-type="float" office:value="500" calcext:value-type="float">
            <text:p>500</text:p>
          </table:table-cell>
          <table:table-cell office:value-type="float" office:value="138299" calcext:value-type="float">
            <text:p>138299</text:p>
          </table:table-cell>
          <table:table-cell office:value-type="float" office:value="30803" calcext:value-type="float">
            <text:p>3080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986" calcext:value-type="float">
            <text:p>23986</text:p>
          </table:table-cell>
          <table:table-cell office:value-type="float" office:value="12332" calcext:value-type="float">
            <text:p>12332</text:p>
          </table:table-cell>
          <table:table-cell office:value-type="float" office:value="500" calcext:value-type="float">
            <text:p>500</text:p>
          </table:table-cell>
          <table:table-cell office:value-type="float" office:value="138417" calcext:value-type="float">
            <text:p>138417</text:p>
          </table:table-cell>
          <table:table-cell office:value-type="float" office:value="30874" calcext:value-type="float">
            <text:p>3087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14453" calcext:value-type="float">
            <text:p>114453</text:p>
          </table:table-cell>
          <table:table-cell office:value-type="float" office:value="78747" calcext:value-type="float">
            <text:p>78747</text:p>
          </table:table-cell>
          <table:table-cell office:value-type="float" office:value="500" calcext:value-type="float">
            <text:p>500</text:p>
          </table:table-cell>
          <table:table-cell office:value-type="float" office:value="138814" calcext:value-type="float">
            <text:p>138814</text:p>
          </table:table-cell>
          <table:table-cell office:value-type="float" office:value="30839" calcext:value-type="float">
            <text:p>3083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4282" calcext:value-type="float">
            <text:p>84282</text:p>
          </table:table-cell>
          <table:table-cell office:value-type="float" office:value="50538" calcext:value-type="float">
            <text:p>50538</text:p>
          </table:table-cell>
          <table:table-cell office:value-type="float" office:value="500" calcext:value-type="float">
            <text:p>500</text:p>
          </table:table-cell>
          <table:table-cell office:value-type="float" office:value="139630" calcext:value-type="float">
            <text:p>139630</text:p>
          </table:table-cell>
          <table:table-cell office:value-type="float" office:value="30894" calcext:value-type="float">
            <text:p>3089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1934" calcext:value-type="float">
            <text:p>31934</text:p>
          </table:table-cell>
          <table:table-cell office:value-type="float" office:value="16173" calcext:value-type="float">
            <text:p>16173</text:p>
          </table:table-cell>
          <table:table-cell office:value-type="float" office:value="500" calcext:value-type="float">
            <text:p>500</text:p>
          </table:table-cell>
          <table:table-cell office:value-type="float" office:value="140344" calcext:value-type="float">
            <text:p>140344</text:p>
          </table:table-cell>
          <table:table-cell office:value-type="float" office:value="30892" calcext:value-type="float">
            <text:p>3089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24710" calcext:value-type="float">
            <text:p>124710</text:p>
          </table:table-cell>
          <table:table-cell office:value-type="float" office:value="92753" calcext:value-type="float">
            <text:p>92753</text:p>
          </table:table-cell>
          <table:table-cell office:value-type="float" office:value="500" calcext:value-type="float">
            <text:p>500</text:p>
          </table:table-cell>
          <table:table-cell office:value-type="float" office:value="141039" calcext:value-type="float">
            <text:p>141039</text:p>
          </table:table-cell>
          <table:table-cell office:value-type="float" office:value="30892" calcext:value-type="float">
            <text:p>3089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3046" calcext:value-type="float">
            <text:p>73046</text:p>
          </table:table-cell>
          <table:table-cell office:value-type="float" office:value="42018" calcext:value-type="float">
            <text:p>42018</text:p>
          </table:table-cell>
          <table:table-cell office:value-type="float" office:value="500" calcext:value-type="float">
            <text:p>500</text:p>
          </table:table-cell>
          <table:table-cell office:value-type="float" office:value="141732" calcext:value-type="float">
            <text:p>141732</text:p>
          </table:table-cell>
          <table:table-cell office:value-type="float" office:value="31060" calcext:value-type="float">
            <text:p>310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429" calcext:value-type="float">
            <text:p>15429</text:p>
          </table:table-cell>
          <table:table-cell office:value-type="float" office:value="7530" calcext:value-type="float">
            <text:p>7530</text:p>
          </table:table-cell>
          <table:table-cell office:value-type="float" office:value="500" calcext:value-type="float">
            <text:p>500</text:p>
          </table:table-cell>
          <table:table-cell office:value-type="float" office:value="141878" calcext:value-type="float">
            <text:p>141878</text:p>
          </table:table-cell>
          <table:table-cell office:value-type="float" office:value="30987" calcext:value-type="float">
            <text:p>3098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6894" calcext:value-type="float">
            <text:p>36894</text:p>
          </table:table-cell>
          <table:table-cell office:value-type="float" office:value="18417" calcext:value-type="float">
            <text:p>18417</text:p>
          </table:table-cell>
          <table:table-cell office:value-type="float" office:value="500" calcext:value-type="float">
            <text:p>500</text:p>
          </table:table-cell>
          <table:table-cell office:value-type="float" office:value="142000" calcext:value-type="float">
            <text:p>142000</text:p>
          </table:table-cell>
          <table:table-cell office:value-type="float" office:value="31070" calcext:value-type="float">
            <text:p>3107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29" calcext:value-type="float">
            <text:p>5129</text:p>
          </table:table-cell>
          <table:table-cell office:value-type="float" office:value="2347" calcext:value-type="float">
            <text:p>2347</text:p>
          </table:table-cell>
          <table:table-cell office:value-type="float" office:value="500" calcext:value-type="float">
            <text:p>500</text:p>
          </table:table-cell>
          <table:table-cell office:value-type="float" office:value="142532" calcext:value-type="float">
            <text:p>142532</text:p>
          </table:table-cell>
          <table:table-cell office:value-type="float" office:value="31228" calcext:value-type="float">
            <text:p>3122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20050" calcext:value-type="float">
            <text:p>120050</text:p>
          </table:table-cell>
          <table:table-cell office:value-type="float" office:value="80951" calcext:value-type="float">
            <text:p>80951</text:p>
          </table:table-cell>
          <table:table-cell office:value-type="float" office:value="500" calcext:value-type="float">
            <text:p>500</text:p>
          </table:table-cell>
          <table:table-cell office:value-type="float" office:value="142964" calcext:value-type="float">
            <text:p>142964</text:p>
          </table:table-cell>
          <table:table-cell office:value-type="float" office:value="31220" calcext:value-type="float">
            <text:p>3122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5981" calcext:value-type="float">
            <text:p>55981</text:p>
          </table:table-cell>
          <table:table-cell office:value-type="float" office:value="29951" calcext:value-type="float">
            <text:p>29951</text:p>
          </table:table-cell>
          <table:table-cell office:value-type="float" office:value="500" calcext:value-type="float">
            <text:p>500</text:p>
          </table:table-cell>
          <table:table-cell office:value-type="float" office:value="143229" calcext:value-type="float">
            <text:p>143229</text:p>
          </table:table-cell>
          <table:table-cell office:value-type="float" office:value="31322" calcext:value-type="float">
            <text:p>3132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8427" calcext:value-type="float">
            <text:p>38427</text:p>
          </table:table-cell>
          <table:table-cell office:value-type="float" office:value="19213" calcext:value-type="float">
            <text:p>19213</text:p>
          </table:table-cell>
          <table:table-cell office:value-type="float" office:value="500" calcext:value-type="float">
            <text:p>500</text:p>
          </table:table-cell>
          <table:table-cell office:value-type="float" office:value="143518" calcext:value-type="float">
            <text:p>143518</text:p>
          </table:table-cell>
          <table:table-cell office:value-type="float" office:value="31253" calcext:value-type="float">
            <text:p>3125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34653" calcext:value-type="float">
            <text:p>134653</text:p>
          </table:table-cell>
          <table:table-cell office:value-type="float" office:value="105507" calcext:value-type="float">
            <text:p>105507</text:p>
          </table:table-cell>
          <table:table-cell office:value-type="float" office:value="500" calcext:value-type="float">
            <text:p>500</text:p>
          </table:table-cell>
          <table:table-cell office:value-type="float" office:value="143627" calcext:value-type="float">
            <text:p>143627</text:p>
          </table:table-cell>
          <table:table-cell office:value-type="float" office:value="31335" calcext:value-type="float">
            <text:p>3133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34215" calcext:value-type="float">
            <text:p>134215</text:p>
          </table:table-cell>
          <table:table-cell office:value-type="float" office:value="95895" calcext:value-type="float">
            <text:p>95895</text:p>
          </table:table-cell>
          <table:table-cell office:value-type="float" office:value="500" calcext:value-type="float">
            <text:p>500</text:p>
          </table:table-cell>
          <table:table-cell office:value-type="float" office:value="144631" calcext:value-type="float">
            <text:p>144631</text:p>
          </table:table-cell>
          <table:table-cell office:value-type="float" office:value="31504" calcext:value-type="float">
            <text:p>3150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03387" calcext:value-type="float">
            <text:p>103387</text:p>
          </table:table-cell>
          <table:table-cell office:value-type="float" office:value="62427" calcext:value-type="float">
            <text:p>62427</text:p>
          </table:table-cell>
          <table:table-cell office:value-type="float" office:value="500" calcext:value-type="float">
            <text:p>500</text:p>
          </table:table-cell>
          <table:table-cell office:value-type="float" office:value="144923" calcext:value-type="float">
            <text:p>144923</text:p>
          </table:table-cell>
          <table:table-cell office:value-type="float" office:value="31446" calcext:value-type="float">
            <text:p>3144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20222" calcext:value-type="float">
            <text:p>120222</text:p>
          </table:table-cell>
          <table:table-cell office:value-type="float" office:value="76222" calcext:value-type="float">
            <text:p>76222</text:p>
          </table:table-cell>
          <table:table-cell office:value-type="float" office:value="500" calcext:value-type="float">
            <text:p>500</text:p>
          </table:table-cell>
          <table:table-cell office:value-type="float" office:value="144948" calcext:value-type="float">
            <text:p>144948</text:p>
          </table:table-cell>
          <table:table-cell office:value-type="float" office:value="31356" calcext:value-type="float">
            <text:p>313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784" calcext:value-type="float">
            <text:p>3784</text:p>
          </table:table-cell>
          <table:table-cell office:value-type="float" office:value="1559" calcext:value-type="float">
            <text:p>1559</text:p>
          </table:table-cell>
          <table:table-cell office:value-type="float" office:value="500" calcext:value-type="float">
            <text:p>500</text:p>
          </table:table-cell>
          <table:table-cell office:value-type="float" office:value="145210" calcext:value-type="float">
            <text:p>145210</text:p>
          </table:table-cell>
          <table:table-cell office:value-type="float" office:value="31465" calcext:value-type="float">
            <text:p>3146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127" calcext:value-type="float">
            <text:p>13127</text:p>
          </table:table-cell>
          <table:table-cell office:value-type="float" office:value="6437" calcext:value-type="float">
            <text:p>6437</text:p>
          </table:table-cell>
          <table:table-cell office:value-type="float" office:value="500" calcext:value-type="float">
            <text:p>500</text:p>
          </table:table-cell>
          <table:table-cell office:value-type="float" office:value="145351" calcext:value-type="float">
            <text:p>145351</text:p>
          </table:table-cell>
          <table:table-cell office:value-type="float" office:value="31398" calcext:value-type="float">
            <text:p>3139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39011" calcext:value-type="float">
            <text:p>139011</text:p>
          </table:table-cell>
          <table:table-cell office:value-type="float" office:value="97101" calcext:value-type="float">
            <text:p>97101</text:p>
          </table:table-cell>
          <table:table-cell office:value-type="float" office:value="500" calcext:value-type="float">
            <text:p>500</text:p>
          </table:table-cell>
          <table:table-cell office:value-type="float" office:value="145889" calcext:value-type="float">
            <text:p>145889</text:p>
          </table:table-cell>
          <table:table-cell office:value-type="float" office:value="31379" calcext:value-type="float">
            <text:p>3137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09410" calcext:value-type="float">
            <text:p>109410</text:p>
          </table:table-cell>
          <table:table-cell office:value-type="float" office:value="65808" calcext:value-type="float">
            <text:p>65808</text:p>
          </table:table-cell>
          <table:table-cell office:value-type="float" office:value="500" calcext:value-type="float">
            <text:p>500</text:p>
          </table:table-cell>
          <table:table-cell office:value-type="float" office:value="146395" calcext:value-type="float">
            <text:p>146395</text:p>
          </table:table-cell>
          <table:table-cell office:value-type="float" office:value="31540" calcext:value-type="float">
            <text:p>3154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4094" calcext:value-type="float">
            <text:p>54094</text:p>
          </table:table-cell>
          <table:table-cell office:value-type="float" office:value="28077" calcext:value-type="float">
            <text:p>28077</text:p>
          </table:table-cell>
          <table:table-cell office:value-type="float" office:value="500" calcext:value-type="float">
            <text:p>500</text:p>
          </table:table-cell>
          <table:table-cell office:value-type="float" office:value="146371" calcext:value-type="float">
            <text:p>146371</text:p>
          </table:table-cell>
          <table:table-cell office:value-type="float" office:value="31418" calcext:value-type="float">
            <text:p>3141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7803" calcext:value-type="float">
            <text:p>77803</text:p>
          </table:table-cell>
          <table:table-cell office:value-type="float" office:value="43530" calcext:value-type="float">
            <text:p>43530</text:p>
          </table:table-cell>
          <table:table-cell office:value-type="float" office:value="500" calcext:value-type="float">
            <text:p>500</text:p>
          </table:table-cell>
          <table:table-cell office:value-type="float" office:value="147261" calcext:value-type="float">
            <text:p>147261</text:p>
          </table:table-cell>
          <table:table-cell office:value-type="float" office:value="31578" calcext:value-type="float">
            <text:p>3157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4700" calcext:value-type="float">
            <text:p>34700</text:p>
          </table:table-cell>
          <table:table-cell office:value-type="float" office:value="16940" calcext:value-type="float">
            <text:p>16940</text:p>
          </table:table-cell>
          <table:table-cell office:value-type="float" office:value="500" calcext:value-type="float">
            <text:p>500</text:p>
          </table:table-cell>
          <table:table-cell office:value-type="float" office:value="147794" calcext:value-type="float">
            <text:p>147794</text:p>
          </table:table-cell>
          <table:table-cell office:value-type="float" office:value="31599" calcext:value-type="float">
            <text:p>3159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3807" calcext:value-type="float">
            <text:p>73807</text:p>
          </table:table-cell>
          <table:table-cell office:value-type="float" office:value="40518" calcext:value-type="float">
            <text:p>40518</text:p>
          </table:table-cell>
          <table:table-cell office:value-type="float" office:value="500" calcext:value-type="float">
            <text:p>500</text:p>
          </table:table-cell>
          <table:table-cell office:value-type="float" office:value="147952" calcext:value-type="float">
            <text:p>147952</text:p>
          </table:table-cell>
          <table:table-cell office:value-type="float" office:value="31693" calcext:value-type="float">
            <text:p>316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0:38:14.382340171</meta:creation-date>
    <dc:date>2014-12-23T11:27:12.764106235</dc:date>
    <meta:editing-duration>PT44M24S</meta:editing-duration>
    <meta:editing-cycles>2</meta:editing-cycles>
    <meta:generator>LibreOffice/4.2.7.2$Linux_X86_64 LibreOffice_project/420m0$Build-2</meta:generator>
    <meta:document-statistic meta:table-count="1" meta:cell-count="6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3cm" svg:height="9.935cm" xlink:href=".." xlink:type="simple" chart:class="chart:bar" chart:style-name="ch1">
        <chart:legend chart:legend-position="end" svg:x="13.72cm" svg:y="4.419cm" style:legend-expansion="high" chart:style-name="ch2"/>
        <chart:plot-area chart:style-name="ch3" table:cell-range-address="Sheet1.B3:Sheet1.C102" svg:x="0.959cm" svg:y="0.093cm" svg:width="13.083cm" svg:height="9.433cm">
          <chartooo:coordinate-region svg:x="2.321cm" svg:y="0.292cm" svg:width="11.721cm" svg:height="8.4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02" chart:class="chart:bar">
            <chart:data-point chart:repeated="100"/>
          </chart:series>
          <chart:series chart:style-name="ch8" chart:values-cell-range-address="Sheet1.C3:Sheet1.C102" chart:class="chart:ba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6">
                <text:p>1386</text:p>
                <draw:g>
                  <svg:desc>Sheet1.B3:Sheet1.B102</svg:desc>
                </draw:g>
              </table:table-cell>
              <table:table-cell office:value-type="float" office:value="603">
                <text:p>603</text:p>
                <draw:g>
                  <svg:desc>Sheet1.C3:Sheet1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54">
                <text:p>4154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63">
                <text:p>6063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0">
                <text:p>79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9">
                <text:p>97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39">
                <text:p>2439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2">
                <text:p>117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81">
                <text:p>2481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19">
                <text:p>5819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31">
                <text:p>6731</text:p>
              </table:table-cell>
              <table:table-cell office:value-type="float" office:value="4233">
                <text:p>4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628">
                <text:p>13628</text:p>
              </table:table-cell>
              <table:table-cell office:value-type="float" office:value="9547">
                <text:p>9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886">
                <text:p>16886</text:p>
              </table:table-cell>
              <table:table-cell office:value-type="float" office:value="12215">
                <text:p>122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624">
                <text:p>10624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388">
                <text:p>13388</text:p>
              </table:table-cell>
              <table:table-cell office:value-type="float" office:value="8710">
                <text:p>87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57">
                <text:p>11457</text:p>
              </table:table-cell>
              <table:table-cell office:value-type="float" office:value="6402">
                <text:p>64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2">
                <text:p>16002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573">
                <text:p>20573</text:p>
              </table:table-cell>
              <table:table-cell office:value-type="float" office:value="14464">
                <text:p>144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661">
                <text:p>27661</text:p>
              </table:table-cell>
              <table:table-cell office:value-type="float" office:value="21413">
                <text:p>214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24">
                <text:p>13124</text:p>
              </table:table-cell>
              <table:table-cell office:value-type="float" office:value="6968">
                <text:p>6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853">
                <text:p>29853</text:p>
              </table:table-cell>
              <table:table-cell office:value-type="float" office:value="21160">
                <text:p>211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778">
                <text:p>34778</text:p>
              </table:table-cell>
              <table:table-cell office:value-type="float" office:value="28865">
                <text:p>28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488">
                <text:p>23488</text:p>
              </table:table-cell>
              <table:table-cell office:value-type="float" office:value="14568">
                <text:p>145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96">
                <text:p>31596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69">
                <text:p>30869</text:p>
              </table:table-cell>
              <table:table-cell office:value-type="float" office:value="19438">
                <text:p>194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566">
                <text:p>43566</text:p>
              </table:table-cell>
              <table:table-cell office:value-type="float" office:value="35013">
                <text:p>350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882">
                <text:p>41882</text:p>
              </table:table-cell>
              <table:table-cell office:value-type="float" office:value="28063">
                <text:p>280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855">
                <text:p>47855</text:p>
              </table:table-cell>
              <table:table-cell office:value-type="float" office:value="34794">
                <text:p>347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89">
                <text:p>12889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411">
                <text:p>35411</text:p>
              </table:table-cell>
              <table:table-cell office:value-type="float" office:value="21385">
                <text:p>213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71">
                <text:p>20471</text:p>
              </table:table-cell>
              <table:table-cell office:value-type="float" office:value="10338">
                <text:p>103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395">
                <text:p>56395</text:p>
              </table:table-cell>
              <table:table-cell office:value-type="float" office:value="45038">
                <text:p>450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276">
                <text:p>46276</text:p>
              </table:table-cell>
              <table:table-cell office:value-type="float" office:value="28905">
                <text:p>28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306">
                <text:p>54306</text:p>
              </table:table-cell>
              <table:table-cell office:value-type="float" office:value="35429">
                <text:p>354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268">
                <text:p>50268</text:p>
              </table:table-cell>
              <table:table-cell office:value-type="float" office:value="30652">
                <text:p>306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151">
                <text:p>36151</text:p>
              </table:table-cell>
              <table:table-cell office:value-type="float" office:value="20421">
                <text:p>204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672">
                <text:p>64672</text:p>
              </table:table-cell>
              <table:table-cell office:value-type="float" office:value="46252">
                <text:p>462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460">
                <text:p>51460</text:p>
              </table:table-cell>
              <table:table-cell office:value-type="float" office:value="30312">
                <text:p>303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598">
                <text:p>60598</text:p>
              </table:table-cell>
              <table:table-cell office:value-type="float" office:value="37637">
                <text:p>376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251">
                <text:p>44251</text:p>
              </table:table-cell>
              <table:table-cell office:value-type="float" office:value="24861">
                <text:p>248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645">
                <text:p>22645</text:p>
              </table:table-cell>
              <table:table-cell office:value-type="float" office:value="11034">
                <text:p>110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997">
                <text:p>68997</text:p>
              </table:table-cell>
              <table:table-cell office:value-type="float" office:value="44962">
                <text:p>449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61">
                <text:p>41661</text:p>
              </table:table-cell>
              <table:table-cell office:value-type="float" office:value="22569">
                <text:p>225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47">
                <text:p>94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62">
                <text:p>7262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28">
                <text:p>3328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147">
                <text:p>30147</text:p>
              </table:table-cell>
              <table:table-cell office:value-type="float" office:value="15373">
                <text:p>153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451">
                <text:p>80451</text:p>
              </table:table-cell>
              <table:table-cell office:value-type="float" office:value="60971">
                <text:p>609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419">
                <text:p>73419</text:p>
              </table:table-cell>
              <table:table-cell office:value-type="float" office:value="46698">
                <text:p>4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236">
                <text:p>32236</text:p>
              </table:table-cell>
              <table:table-cell office:value-type="float" office:value="16312">
                <text:p>163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537">
                <text:p>19537</text:p>
              </table:table-cell>
              <table:table-cell office:value-type="float" office:value="9592">
                <text:p>95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722">
                <text:p>23722</text:p>
              </table:table-cell>
              <table:table-cell office:value-type="float" office:value="11673">
                <text:p>116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04">
                <text:p>3504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9207">
                <text:p>89207</text:p>
              </table:table-cell>
              <table:table-cell office:value-type="float" office:value="70348">
                <text:p>703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266">
                <text:p>39266</text:p>
              </table:table-cell>
              <table:table-cell office:value-type="float" office:value="20922">
                <text:p>209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555">
                <text:p>9555</text:p>
              </table:table-cell>
              <table:table-cell office:value-type="float" office:value="4774">
                <text:p>47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276">
                <text:p>34276</text:p>
              </table:table-cell>
              <table:table-cell office:value-type="float" office:value="17379">
                <text:p>173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614">
                <text:p>32614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001">
                <text:p>19001</text:p>
              </table:table-cell>
              <table:table-cell office:value-type="float" office:value="9532">
                <text:p>95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164">
                <text:p>51164</text:p>
              </table:table-cell>
              <table:table-cell office:value-type="float" office:value="28932">
                <text:p>289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841">
                <text:p>51841</text:p>
              </table:table-cell>
              <table:table-cell office:value-type="float" office:value="29002">
                <text:p>290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2326">
                <text:p>92326</text:p>
              </table:table-cell>
              <table:table-cell office:value-type="float" office:value="65074">
                <text:p>650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2822">
                <text:p>82822</text:p>
              </table:table-cell>
              <table:table-cell office:value-type="float" office:value="52946">
                <text:p>529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91">
                <text:p>9991</text:p>
              </table:table-cell>
              <table:table-cell office:value-type="float" office:value="4806">
                <text:p>4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528">
                <text:p>38528</text:p>
              </table:table-cell>
              <table:table-cell office:value-type="float" office:value="19850">
                <text:p>198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58">
                <text:p>2558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395">
                <text:p>54395</text:p>
              </table:table-cell>
              <table:table-cell office:value-type="float" office:value="30351">
                <text:p>303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4863">
                <text:p>104863</text:p>
              </table:table-cell>
              <table:table-cell office:value-type="float" office:value="84571">
                <text:p>845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443">
                <text:p>83443</text:p>
              </table:table-cell>
              <table:table-cell office:value-type="float" office:value="52078">
                <text:p>520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8466">
                <text:p>108466</text:p>
              </table:table-cell>
              <table:table-cell office:value-type="float" office:value="82992">
                <text:p>829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8324">
                <text:p>108324</text:p>
              </table:table-cell>
              <table:table-cell office:value-type="float" office:value="78019">
                <text:p>780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2443">
                <text:p>112443</text:p>
              </table:table-cell>
              <table:table-cell office:value-type="float" office:value="81616">
                <text:p>816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79">
                <text:p>2479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06">
                <text:p>5906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348">
                <text:p>9348</text:p>
              </table:table-cell>
              <table:table-cell office:value-type="float" office:value="4634">
                <text:p>46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374">
                <text:p>12374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7954">
                <text:p>97954</text:p>
              </table:table-cell>
              <table:table-cell office:value-type="float" office:value="62135">
                <text:p>621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986">
                <text:p>23986</text:p>
              </table:table-cell>
              <table:table-cell office:value-type="float" office:value="12332">
                <text:p>123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4453">
                <text:p>114453</text:p>
              </table:table-cell>
              <table:table-cell office:value-type="float" office:value="78747">
                <text:p>78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282">
                <text:p>84282</text:p>
              </table:table-cell>
              <table:table-cell office:value-type="float" office:value="50538">
                <text:p>505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934">
                <text:p>31934</text:p>
              </table:table-cell>
              <table:table-cell office:value-type="float" office:value="16173">
                <text:p>161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4710">
                <text:p>124710</text:p>
              </table:table-cell>
              <table:table-cell office:value-type="float" office:value="92753">
                <text:p>927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046">
                <text:p>73046</text:p>
              </table:table-cell>
              <table:table-cell office:value-type="float" office:value="42018">
                <text:p>420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29">
                <text:p>15429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894">
                <text:p>36894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29">
                <text:p>5129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0050">
                <text:p>120050</text:p>
              </table:table-cell>
              <table:table-cell office:value-type="float" office:value="80951">
                <text:p>809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981">
                <text:p>55981</text:p>
              </table:table-cell>
              <table:table-cell office:value-type="float" office:value="29951">
                <text:p>299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427">
                <text:p>38427</text:p>
              </table:table-cell>
              <table:table-cell office:value-type="float" office:value="19213">
                <text:p>192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4653">
                <text:p>134653</text:p>
              </table:table-cell>
              <table:table-cell office:value-type="float" office:value="105507">
                <text:p>1055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4215">
                <text:p>134215</text:p>
              </table:table-cell>
              <table:table-cell office:value-type="float" office:value="95895">
                <text:p>958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3387">
                <text:p>103387</text:p>
              </table:table-cell>
              <table:table-cell office:value-type="float" office:value="62427">
                <text:p>624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0222">
                <text:p>120222</text:p>
              </table:table-cell>
              <table:table-cell office:value-type="float" office:value="76222">
                <text:p>762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84">
                <text:p>3784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127">
                <text:p>13127</text:p>
              </table:table-cell>
              <table:table-cell office:value-type="float" office:value="6437">
                <text:p>64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9011">
                <text:p>139011</text:p>
              </table:table-cell>
              <table:table-cell office:value-type="float" office:value="97101">
                <text:p>971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9410">
                <text:p>109410</text:p>
              </table:table-cell>
              <table:table-cell office:value-type="float" office:value="65808">
                <text:p>658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4094">
                <text:p>54094</text:p>
              </table:table-cell>
              <table:table-cell office:value-type="float" office:value="28077">
                <text:p>280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803">
                <text:p>77803</text:p>
              </table:table-cell>
              <table:table-cell office:value-type="float" office:value="43530">
                <text:p>435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700">
                <text:p>34700</text:p>
              </table:table-cell>
              <table:table-cell office:value-type="float" office:value="16940">
                <text:p>169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3807">
                <text:p>73807</text:p>
              </table:table-cell>
              <table:table-cell office:value-type="float" office:value="40518">
                <text:p>405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952cm" style:legend-expansion="high" chart:style-name="ch2"/>
        <chart:plot-area chart:style-name="ch3" table:cell-range-address="Sheet1.E3:Sheet1.F102" svg:x="0.32cm" svg:y="0.18cm" svg:width="13.097cm" svg:height="8.64cm">
          <chartooo:coordinate-region svg:x="1.682cm" svg:y="0.379cm" svg:width="11.735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3:Sheet1.E102" chart:class="chart:bar">
            <chart:data-point chart:repeated="100"/>
          </chart:series>
          <chart:series chart:style-name="ch8" chart:values-cell-range-address="Sheet1.F3:Sheet1.F102" chart:class="chart:ba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947">
                <text:p>75947</text:p>
                <draw:g>
                  <svg:desc>Sheet1.E3:Sheet1.E102</svg:desc>
                </draw:g>
              </table:table-cell>
              <table:table-cell office:value-type="float" office:value="21433">
                <text:p>21433</text:p>
                <draw:g>
                  <svg:desc>Sheet1.F3:Sheet1.F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345">
                <text:p>77345</text:p>
              </table:table-cell>
              <table:table-cell office:value-type="float" office:value="21577">
                <text:p>21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369">
                <text:p>78369</text:p>
              </table:table-cell>
              <table:table-cell office:value-type="float" office:value="21751">
                <text:p>21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088">
                <text:p>79088</text:p>
              </table:table-cell>
              <table:table-cell office:value-type="float" office:value="21896">
                <text:p>21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210">
                <text:p>81210</text:p>
              </table:table-cell>
              <table:table-cell office:value-type="float" office:value="22246">
                <text:p>22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936">
                <text:p>81936</text:p>
              </table:table-cell>
              <table:table-cell office:value-type="float" office:value="22369">
                <text:p>22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838">
                <text:p>82838</text:p>
              </table:table-cell>
              <table:table-cell office:value-type="float" office:value="22427">
                <text:p>22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756">
                <text:p>83756</text:p>
              </table:table-cell>
              <table:table-cell office:value-type="float" office:value="22603">
                <text:p>22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598">
                <text:p>84598</text:p>
              </table:table-cell>
              <table:table-cell office:value-type="float" office:value="22671">
                <text:p>22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264">
                <text:p>85264</text:p>
              </table:table-cell>
              <table:table-cell office:value-type="float" office:value="22810">
                <text:p>228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971">
                <text:p>86971</text:p>
              </table:table-cell>
              <table:table-cell office:value-type="float" office:value="23025">
                <text:p>23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933">
                <text:p>87933</text:p>
              </table:table-cell>
              <table:table-cell office:value-type="float" office:value="23072">
                <text:p>23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618">
                <text:p>89618</text:p>
              </table:table-cell>
              <table:table-cell office:value-type="float" office:value="23343">
                <text:p>23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638">
                <text:p>90638</text:p>
              </table:table-cell>
              <table:table-cell office:value-type="float" office:value="23528">
                <text:p>23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101">
                <text:p>92101</text:p>
              </table:table-cell>
              <table:table-cell office:value-type="float" office:value="23763">
                <text:p>23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198">
                <text:p>93198</text:p>
              </table:table-cell>
              <table:table-cell office:value-type="float" office:value="23833">
                <text:p>238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064">
                <text:p>94064</text:p>
              </table:table-cell>
              <table:table-cell office:value-type="float" office:value="23874">
                <text:p>23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190">
                <text:p>95190</text:p>
              </table:table-cell>
              <table:table-cell office:value-type="float" office:value="24076">
                <text:p>24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545">
                <text:p>96545</text:p>
              </table:table-cell>
              <table:table-cell office:value-type="float" office:value="24323">
                <text:p>243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645">
                <text:p>97645</text:p>
              </table:table-cell>
              <table:table-cell office:value-type="float" office:value="24382">
                <text:p>24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899">
                <text:p>98899</text:p>
              </table:table-cell>
              <table:table-cell office:value-type="float" office:value="24638">
                <text:p>246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381">
                <text:p>99381</text:p>
              </table:table-cell>
              <table:table-cell office:value-type="float" office:value="24745">
                <text:p>247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879">
                <text:p>99879</text:p>
              </table:table-cell>
              <table:table-cell office:value-type="float" office:value="24732">
                <text:p>247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779">
                <text:p>100779</text:p>
              </table:table-cell>
              <table:table-cell office:value-type="float" office:value="24917">
                <text:p>249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216">
                <text:p>101216</text:p>
              </table:table-cell>
              <table:table-cell office:value-type="float" office:value="24898">
                <text:p>248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405">
                <text:p>102405</text:p>
              </table:table-cell>
              <table:table-cell office:value-type="float" office:value="25115">
                <text:p>251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992">
                <text:p>103992</text:p>
              </table:table-cell>
              <table:table-cell office:value-type="float" office:value="25403">
                <text:p>254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4645">
                <text:p>104645</text:p>
              </table:table-cell>
              <table:table-cell office:value-type="float" office:value="25531">
                <text:p>255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214">
                <text:p>106214</text:p>
              </table:table-cell>
              <table:table-cell office:value-type="float" office:value="25817">
                <text:p>258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7353">
                <text:p>107353</text:p>
              </table:table-cell>
              <table:table-cell office:value-type="float" office:value="25908">
                <text:p>259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8322">
                <text:p>108322</text:p>
              </table:table-cell>
              <table:table-cell office:value-type="float" office:value="26072">
                <text:p>260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9708">
                <text:p>109708</text:p>
              </table:table-cell>
              <table:table-cell office:value-type="float" office:value="26212">
                <text:p>26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0800">
                <text:p>110800</text:p>
              </table:table-cell>
              <table:table-cell office:value-type="float" office:value="26318">
                <text:p>26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1975">
                <text:p>111975</text:p>
              </table:table-cell>
              <table:table-cell office:value-type="float" office:value="26521">
                <text:p>265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452">
                <text:p>112452</text:p>
              </table:table-cell>
              <table:table-cell office:value-type="float" office:value="26480">
                <text:p>264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771">
                <text:p>112771</text:p>
              </table:table-cell>
              <table:table-cell office:value-type="float" office:value="26421">
                <text:p>264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597">
                <text:p>113597</text:p>
              </table:table-cell>
              <table:table-cell office:value-type="float" office:value="26601">
                <text:p>26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219">
                <text:p>114219</text:p>
              </table:table-cell>
              <table:table-cell office:value-type="float" office:value="26756">
                <text:p>267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843">
                <text:p>114843</text:p>
              </table:table-cell>
              <table:table-cell office:value-type="float" office:value="26872">
                <text:p>268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5795">
                <text:p>115795</text:p>
              </table:table-cell>
              <table:table-cell office:value-type="float" office:value="26939">
                <text:p>269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259">
                <text:p>116259</text:p>
              </table:table-cell>
              <table:table-cell office:value-type="float" office:value="27055">
                <text:p>270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7175">
                <text:p>117175</text:p>
              </table:table-cell>
              <table:table-cell office:value-type="float" office:value="27229">
                <text:p>272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8385">
                <text:p>118385</text:p>
              </table:table-cell>
              <table:table-cell office:value-type="float" office:value="27465">
                <text:p>27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8663">
                <text:p>118663</text:p>
              </table:table-cell>
              <table:table-cell office:value-type="float" office:value="27541">
                <text:p>275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9997">
                <text:p>119997</text:p>
              </table:table-cell>
              <table:table-cell office:value-type="float" office:value="27784">
                <text:p>277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261">
                <text:p>120261</text:p>
              </table:table-cell>
              <table:table-cell office:value-type="float" office:value="27871">
                <text:p>278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0785">
                <text:p>120785</text:p>
              </table:table-cell>
              <table:table-cell office:value-type="float" office:value="27910">
                <text:p>279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1467">
                <text:p>121467</text:p>
              </table:table-cell>
              <table:table-cell office:value-type="float" office:value="27943">
                <text:p>279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1872">
                <text:p>121872</text:p>
              </table:table-cell>
              <table:table-cell office:value-type="float" office:value="27929">
                <text:p>279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2823">
                <text:p>122823</text:p>
              </table:table-cell>
              <table:table-cell office:value-type="float" office:value="28132">
                <text:p>281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3353">
                <text:p>123353</text:p>
              </table:table-cell>
              <table:table-cell office:value-type="float" office:value="28267">
                <text:p>282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3656">
                <text:p>123656</text:p>
              </table:table-cell>
              <table:table-cell office:value-type="float" office:value="28264">
                <text:p>282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4550">
                <text:p>124550</text:p>
              </table:table-cell>
              <table:table-cell office:value-type="float" office:value="28472">
                <text:p>284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444">
                <text:p>125444</text:p>
              </table:table-cell>
              <table:table-cell office:value-type="float" office:value="28526">
                <text:p>285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6117">
                <text:p>126117</text:p>
              </table:table-cell>
              <table:table-cell office:value-type="float" office:value="28643">
                <text:p>286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7099">
                <text:p>127099</text:p>
              </table:table-cell>
              <table:table-cell office:value-type="float" office:value="28867">
                <text:p>288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7744">
                <text:p>127744</text:p>
              </table:table-cell>
              <table:table-cell office:value-type="float" office:value="29005">
                <text:p>290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8217">
                <text:p>128217</text:p>
              </table:table-cell>
              <table:table-cell office:value-type="float" office:value="29119">
                <text:p>291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8453">
                <text:p>128453</text:p>
              </table:table-cell>
              <table:table-cell office:value-type="float" office:value="29209">
                <text:p>292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8689">
                <text:p>128689</text:p>
              </table:table-cell>
              <table:table-cell office:value-type="float" office:value="29310">
                <text:p>293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9202">
                <text:p>129202</text:p>
              </table:table-cell>
              <table:table-cell office:value-type="float" office:value="29392">
                <text:p>293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0067">
                <text:p>130067</text:p>
              </table:table-cell>
              <table:table-cell office:value-type="float" office:value="29605">
                <text:p>296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0611">
                <text:p>130611</text:p>
              </table:table-cell>
              <table:table-cell office:value-type="float" office:value="29745">
                <text:p>297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1228">
                <text:p>131228</text:p>
              </table:table-cell>
              <table:table-cell office:value-type="float" office:value="29893">
                <text:p>298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097">
                <text:p>132097</text:p>
              </table:table-cell>
              <table:table-cell office:value-type="float" office:value="29920">
                <text:p>299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3034">
                <text:p>133034</text:p>
              </table:table-cell>
              <table:table-cell office:value-type="float" office:value="30134">
                <text:p>301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300">
                <text:p>133300</text:p>
              </table:table-cell>
              <table:table-cell office:value-type="float" office:value="30057">
                <text:p>300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3795">
                <text:p>133795</text:p>
              </table:table-cell>
              <table:table-cell office:value-type="float" office:value="30197">
                <text:p>301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4066">
                <text:p>134066</text:p>
              </table:table-cell>
              <table:table-cell office:value-type="float" office:value="30291">
                <text:p>302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4636">
                <text:p>134636</text:p>
              </table:table-cell>
              <table:table-cell office:value-type="float" office:value="30278">
                <text:p>302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5345">
                <text:p>135345</text:p>
              </table:table-cell>
              <table:table-cell office:value-type="float" office:value="30453">
                <text:p>304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5578">
                <text:p>135578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6074">
                <text:p>136074</text:p>
              </table:table-cell>
              <table:table-cell office:value-type="float" office:value="30523">
                <text:p>305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6875">
                <text:p>136875</text:p>
              </table:table-cell>
              <table:table-cell office:value-type="float" office:value="30646">
                <text:p>306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7486">
                <text:p>137486</text:p>
              </table:table-cell>
              <table:table-cell office:value-type="float" office:value="30633">
                <text:p>306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8299">
                <text:p>138299</text:p>
              </table:table-cell>
              <table:table-cell office:value-type="float" office:value="30803">
                <text:p>308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8417">
                <text:p>138417</text:p>
              </table:table-cell>
              <table:table-cell office:value-type="float" office:value="30874">
                <text:p>308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8814">
                <text:p>138814</text:p>
              </table:table-cell>
              <table:table-cell office:value-type="float" office:value="30839">
                <text:p>308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9630">
                <text:p>139630</text:p>
              </table:table-cell>
              <table:table-cell office:value-type="float" office:value="30894">
                <text:p>308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0344">
                <text:p>140344</text:p>
              </table:table-cell>
              <table:table-cell office:value-type="float" office:value="30892">
                <text:p>308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1039">
                <text:p>141039</text:p>
              </table:table-cell>
              <table:table-cell office:value-type="float" office:value="30892">
                <text:p>308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1732">
                <text:p>141732</text:p>
              </table:table-cell>
              <table:table-cell office:value-type="float" office:value="31060">
                <text:p>310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1878">
                <text:p>141878</text:p>
              </table:table-cell>
              <table:table-cell office:value-type="float" office:value="30987">
                <text:p>309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2000">
                <text:p>142000</text:p>
              </table:table-cell>
              <table:table-cell office:value-type="float" office:value="31070">
                <text:p>310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2532">
                <text:p>142532</text:p>
              </table:table-cell>
              <table:table-cell office:value-type="float" office:value="31228">
                <text:p>312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2964">
                <text:p>142964</text:p>
              </table:table-cell>
              <table:table-cell office:value-type="float" office:value="31220">
                <text:p>312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3229">
                <text:p>143229</text:p>
              </table:table-cell>
              <table:table-cell office:value-type="float" office:value="31322">
                <text:p>313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3518">
                <text:p>143518</text:p>
              </table:table-cell>
              <table:table-cell office:value-type="float" office:value="31253">
                <text:p>312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3627">
                <text:p>143627</text:p>
              </table:table-cell>
              <table:table-cell office:value-type="float" office:value="31335">
                <text:p>313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4631">
                <text:p>144631</text:p>
              </table:table-cell>
              <table:table-cell office:value-type="float" office:value="31504">
                <text:p>315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4923">
                <text:p>144923</text:p>
              </table:table-cell>
              <table:table-cell office:value-type="float" office:value="31446">
                <text:p>314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4948">
                <text:p>144948</text:p>
              </table:table-cell>
              <table:table-cell office:value-type="float" office:value="31356">
                <text:p>313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5210">
                <text:p>145210</text:p>
              </table:table-cell>
              <table:table-cell office:value-type="float" office:value="31465">
                <text:p>314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5351">
                <text:p>145351</text:p>
              </table:table-cell>
              <table:table-cell office:value-type="float" office:value="31398">
                <text:p>31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5889">
                <text:p>145889</text:p>
              </table:table-cell>
              <table:table-cell office:value-type="float" office:value="31379">
                <text:p>313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6395">
                <text:p>146395</text:p>
              </table:table-cell>
              <table:table-cell office:value-type="float" office:value="31540">
                <text:p>315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6371">
                <text:p>146371</text:p>
              </table:table-cell>
              <table:table-cell office:value-type="float" office:value="31418">
                <text:p>314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7261">
                <text:p>147261</text:p>
              </table:table-cell>
              <table:table-cell office:value-type="float" office:value="31578">
                <text:p>315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794">
                <text:p>147794</text:p>
              </table:table-cell>
              <table:table-cell office:value-type="float" office:value="31599">
                <text:p>315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7952">
                <text:p>147952</text:p>
              </table:table-cell>
              <table:table-cell office:value-type="float" office:value="31693">
                <text:p>316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